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8ccf"/>
    </style:style>
    <style:style style:name="gr2" style:family="graphic" style:parent-style-name="standard">
      <style:graphic-properties draw:stroke="none" svg:stroke-width="0.001cm" draw:fill-color="#8dcaef"/>
    </style:style>
    <style:style style:name="gr3" style:family="graphic" style:parent-style-name="standard">
      <style:graphic-properties draw:stroke="none" svg:stroke-width="0.001cm" draw:fill-color="#333333"/>
    </style:style>
    <style:style style:name="gr4" style:family="graphic" style:parent-style-name="standard">
      <style:graphic-properties draw:stroke="none" svg:stroke-width="0.001cm" draw:fill-color="#009bdf"/>
    </style:style>
    <style:style style:name="gr5" style:family="graphic" style:parent-style-name="standard">
      <style:graphic-properties draw:stroke="none" svg:stroke-width="0.001cm" draw:fill-color="#00688f"/>
    </style:style>
    <style:style style:name="gr6" style:family="graphic" style:parent-style-name="standard">
      <style:graphic-properties draw:stroke="none" svg:stroke-width="0.001cm" draw:fill-color="#ffffff"/>
    </style:style>
    <style:style style:name="gr7" style:family="graphic" style:parent-style-name="standard">
      <style:graphic-properties svg:stroke-width="0.025cm" svg:stroke-color="#008ccf" draw:fill="none" draw:fill-color="#ffffff" fo:padding-top="-0.037cm" fo:padding-bottom="-0.037cm" fo:padding-left="-0.037cm" fo:padding-right="-0.037cm"/>
    </style:style>
    <style:style style:name="gr8" style:family="graphic" style:parent-style-name="standard">
      <style:graphic-properties draw:stroke="none" svg:stroke-width="0.025cm" draw:fill-color="#ffffff"/>
    </style:style>
    <style:style style:name="gr9" style:family="graphic" style:parent-style-name="standard">
      <style:graphic-properties draw:stroke="none" svg:stroke-width="0.025cm" draw:fill-color="#00688f"/>
    </style:style>
    <style:style style:name="gr10" style:family="graphic" style:parent-style-name="standard">
      <style:graphic-properties svg:stroke-width="0.02cm" svg:stroke-color="#00688f" draw:fill="none" draw:fill-color="#ffffff" fo:padding-top="-0.04cm" fo:padding-bottom="-0.04cm" fo:padding-left="-0.04cm" fo:padding-right="-0.04cm"/>
    </style:style>
    <style:style style:name="gr11" style:family="graphic" style:parent-style-name="standard">
      <style:graphic-properties draw:stroke="none" svg:stroke-width="0.02cm" draw:fill-color="#1f1a17"/>
    </style:style>
    <style:style style:name="gr12" style:family="graphic" style:parent-style-name="standard">
      <style:graphic-properties draw:stroke="none" svg:stroke-width="0.02cm" draw:fill-color="#ffffff"/>
    </style:style>
    <style:style style:name="gr13" style:family="graphic" style:parent-style-name="standard">
      <style:graphic-properties draw:stroke="none" svg:stroke-width="0.02cm" draw:fill-color="#000000"/>
    </style:style>
    <style:style style:name="gr14" style:family="graphic" style:parent-style-name="standard">
      <style:graphic-properties svg:stroke-width="0.025cm" svg:stroke-color="#1f1a17" draw:fill="none" draw:fill-color="#ffffff" fo:padding-top="-0.037cm" fo:padding-bottom="-0.037cm" fo:padding-left="-0.037cm" fo:padding-right="-0.037cm"/>
    </style:style>
    <style:style style:name="gr15" style:family="graphic" style:parent-style-name="standard">
      <style:graphic-properties draw:stroke="none" svg:stroke-width="0.025cm" draw:fill-color="#000000"/>
    </style:style>
  </office:automatic-styles>
  <office:body>
    <office:drawing>
      <draw:page draw:name="page1" draw:style-name="dp1" draw:master-page-name="Default">
        <draw:g>
          <draw:glue-point draw:id="4" svg:x="-0.017cm" svg:y="-5cm"/>
          <draw:glue-point draw:id="5" svg:x="-0.032cm" svg:y="5cm"/>
          <draw:glue-point draw:id="6" svg:x="-5cm" svg:y="-2.612cm"/>
          <draw:glue-point draw:id="7" svg:x="-5cm" svg:y="2.573cm"/>
          <draw:glue-point draw:id="8" svg:x="-5cm" svg:y="-0.02cm"/>
          <draw:glue-point draw:id="9" svg:x="5cm" svg:y="-2.612cm"/>
          <draw:glue-point draw:id="10" svg:x="5cm" svg:y="2.555cm"/>
          <draw:glue-point draw:id="11" svg:x="5cm" svg:y="-0.028cm"/>
          <draw:glue-point draw:id="12" svg:x="-0.006cm" svg:y="-0.018cm"/>
          <draw:polygon draw:style-name="gr1" draw:layer="layout" svg:width="0.831cm" svg:height="1.504cm" svg:x="0.01cm" svg:y="0.487cm" svg:viewBox="0 0 832 1505" draw:points="832,1505 0,1024 0,0 832,480">
            <text:p/>
          </draw:polygon>
          <draw:polygon draw:style-name="gr2" draw:layer="layout" svg:width="0.839cm" svg:height="0.49cm" svg:x="0.005cm" svg:y="1.506cm" svg:viewBox="0 0 840 491" draw:points="0,4 2,8 834,491 840,481 7,0 0,4 0,7 2,8">
            <text:p/>
          </draw:polygon>
          <draw:polygon draw:style-name="gr2" draw:layer="layout" svg:width="0.01cm" svg:height="1.033cm" svg:x="0.005cm" svg:y="0.478cm" svg:viewBox="0 0 11 1034" draw:points="8,4 0,8 0,1034 11,1034 11,8 8,4 0,0 0,8">
            <text:p/>
          </draw:polygon>
          <draw:polygon draw:style-name="gr2" draw:layer="layout" svg:width="0.838cm" svg:height="0.489cm" svg:x="0.008cm" svg:y="0.482cm" svg:viewBox="0 0 839 490" draw:points="839,485 836,481 5,0 0,8 831,490 839,485 839,482 836,481">
            <text:p/>
          </draw:polygon>
          <draw:polygon draw:style-name="gr2" draw:layer="layout" svg:width="0.01cm" svg:height="1.033cm" svg:x="0.836cm" svg:y="0.967cm" svg:viewBox="0 0 11 1034" draw:points="2,1029 11,1024 11,0 0,0 0,1024 2,1029 11,1034 11,1024">
            <text:p/>
          </draw:polygon>
          <draw:polygon draw:style-name="gr3" draw:layer="layout" svg:width="0.831cm" svg:height="1.504cm" svg:x="0.841cm" svg:y="0.487cm" svg:viewBox="0 0 832 1505" draw:points="0,1505 832,1024 832,0 0,480">
            <text:p/>
          </draw:polygon>
          <draw:polygon draw:style-name="gr4" draw:layer="layout" svg:width="1.662cm" svg:height="0.961cm" svg:x="0.01cm" svg:y="0.006cm" svg:viewBox="0 0 1663 962" draw:points="831,962 1663,481 831,0 0,481">
            <text:p/>
          </draw:polygon>
          <draw:polygon draw:style-name="gr2" draw:layer="layout" svg:width="0.844cm" svg:height="0.489cm" svg:x="0.838cm" svg:y="0.482cm" svg:viewBox="0 0 845 490" draw:points="837,0 832,0 0,481 5,490 837,8 837,0 837,8 845,4">
            <text:p/>
          </draw:polygon>
          <draw:polygon draw:style-name="gr2" draw:layer="layout" svg:width="0.836cm" svg:height="0.491cm" svg:x="0.838cm" svg:y="0cm" svg:viewBox="0 0 837 492" draw:points="0,1 0,10 831,492 837,483 5,1 0,1 5,1 2,0">
            <text:p/>
          </draw:polygon>
          <draw:polygon draw:style-name="gr2" draw:layer="layout" svg:width="0.844cm" svg:height="0.489cm" svg:x="0cm" svg:y="0.002cm" svg:viewBox="0 0 845 490" draw:points="7,490 12,490 845,8 839,0 7,481 7,490 7,481 0,485">
            <text:p/>
          </draw:polygon>
          <draw:polygon draw:style-name="gr2" draw:layer="layout" svg:width="0.836cm" svg:height="0.491cm" svg:x="0.008cm" svg:y="0.482cm" svg:viewBox="0 0 837 492" draw:points="836,490 837,481 5,0 0,8 831,490 836,490 831,490 834,492">
            <text:p/>
          </draw:polygon>
          <draw:polygon draw:style-name="gr5" draw:layer="layout" svg:width="0.831cm" svg:height="1.504cm" svg:x="0.841cm" svg:y="0.487cm" svg:viewBox="0 0 832 1505" draw:points="832,1020 0,1505 0,484 832,0">
            <text:p/>
          </draw:polygon>
          <draw:polygon draw:style-name="gr2" draw:layer="layout" svg:width="0.839cm" svg:height="0.498cm" svg:x="0.836cm" svg:y="1.502cm" svg:viewBox="0 0 840 499" draw:points="0,489 7,494 840,9 834,0 2,485 0,489 0,499 7,494">
            <text:p/>
          </draw:polygon>
          <draw:polygon draw:style-name="gr2" draw:layer="layout" svg:width="0.01cm" svg:height="1.024cm" svg:x="0.836cm" svg:y="0.967cm" svg:viewBox="0 0 11 1025" draw:points="2,0 0,4 0,1025 11,1025 11,4 2,0 0,1 0,4">
            <text:p/>
          </draw:polygon>
          <draw:polygon draw:style-name="gr2" draw:layer="layout" svg:width="0.839cm" svg:height="0.498cm" svg:x="0.838cm" svg:y="0.478cm" svg:viewBox="0 0 840 499" draw:points="840,8 832,4 0,489 5,499 837,13 840,8 840,0 832,4">
            <text:p/>
          </draw:polygon>
          <draw:polygon draw:style-name="gr2" draw:layer="layout" svg:width="0.01cm" svg:height="1.024cm" svg:x="1.667cm" svg:y="0.487cm" svg:viewBox="0 0 11 1025" draw:points="8,1025 11,1020 11,0 0,0 0,1020 8,1025 11,1023 11,1020">
            <text:p/>
          </draw:polygon>
          <draw:polygon draw:style-name="gr6" draw:layer="layout" svg:width="0.639cm" svg:height="0.955cm" svg:x="0.955cm" svg:y="0.631cm" svg:viewBox="0 0 640 956" draw:points="640,582 640,0 0,373 0,956">
            <text:p/>
          </draw:polygon>
          <draw:polygon draw:style-name="gr7" draw:layer="layout" svg:width="0.639cm" svg:height="0.955cm" svg:x="0.955cm" svg:y="0.631cm" svg:viewBox="0 0 640 956" draw:points="640,582 640,0 0,373 0,956">
            <text:p/>
          </draw:polygon>
          <draw:polygon draw:style-name="gr8" draw:layer="layout" svg:width="0.555cm" svg:height="0.746cm" svg:x="0.996cm" svg:y="0.742cm" svg:viewBox="0 0 556 747" draw:points="52,269 502,7 505,5 508,4 510,2 513,2 515,1 518,0 520,0 523,0 525,0 528,0 530,0 532,0 534,1 536,2 538,2 540,4 541,5 543,6 545,7 546,9 548,11 549,13 550,15 551,17 552,19 553,22 554,25 554,27 555,30 555,34 555,36 556,40 556,383 555,386 555,389 555,393 554,396 554,399 553,403 552,406 551,410 550,413 549,417 548,420 546,424 545,427 543,430 541,433 540,437 538,440 536,443 534,446 532,449 530,452 528,455 525,458 523,460 520,463 518,465 515,467 513,470 510,472 508,474 505,476 502,477 52,739 50,741 47,743 44,744 42,745 39,745 37,746 34,747 32,747 29,747 27,747 25,747 23,746 21,746 19,745 17,744 15,743 13,742 11,740 10,739 8,737 7,735 6,733 5,731 4,729 3,727 2,724 1,722 1,719 0,716 0,713 0,710 0,707 0,363 0,360 0,357 0,354 1,350 1,347 2,343 3,340 4,336 5,333 6,330 7,326 8,323 10,319 11,316 13,313 15,309 17,306 19,303 21,300 23,297 25,294 27,291 29,289 32,286 34,283 37,281 39,279 42,276 44,274 47,272 50,271">
            <text:p/>
          </draw:polygon>
          <draw:polygon draw:style-name="gr7" draw:layer="layout" svg:width="0.555cm" svg:height="0.746cm" svg:x="0.996cm" svg:y="0.742cm" svg:viewBox="0 0 556 747" draw:points="52,269 502,7 505,5 508,4 510,2 513,2 515,1 518,0 520,0 523,0 525,0 528,0 530,0 532,0 534,1 536,2 538,2 540,4 541,5 543,6 545,7 546,9 548,11 549,13 550,15 551,17 552,19 553,22 554,25 554,27 555,30 555,34 555,36 556,40 556,383 555,386 555,389 555,393 554,396 554,399 553,403 552,406 551,410 550,413 549,417 548,420 546,424 545,427 543,430 541,433 540,437 538,440 536,443 534,446 532,449 530,452 528,455 525,458 523,460 520,463 518,465 515,467 513,470 510,472 508,474 505,476 502,477 52,739 50,741 47,743 44,744 42,745 39,745 37,746 34,747 32,747 29,747 27,747 25,747 23,746 21,746 19,745 17,744 15,743 13,742 11,740 10,739 8,737 7,735 6,733 5,731 4,729 3,727 2,724 1,722 1,719 0,716 0,713 0,710 0,707 0,363 0,360 0,357 0,354 1,350 1,347 2,343 3,340 4,336 5,333 6,330 7,326 8,323 10,319 11,316 13,313 15,309 17,306 19,303 21,300 23,297 25,294 27,291 29,289 32,286 34,283 37,281 39,279 42,276 44,274 47,272 50,271">
            <text:p/>
          </draw:polygon>
          <draw:polygon draw:style-name="gr8" draw:layer="layout" svg:width="0.358cm" svg:height="0.281cm" svg:x="1.096cm" svg:y="1.295cm" svg:viewBox="0 0 359 282" draw:points="359,72 0,282 0,209 359,0">
            <text:p/>
          </draw:polygon>
          <draw:polygon draw:style-name="gr7" draw:layer="layout" svg:width="0.358cm" svg:height="0.281cm" svg:x="1.096cm" svg:y="1.295cm" svg:viewBox="0 0 359 282" draw:points="359,72 0,282 0,209 359,0">
            <text:p/>
          </draw:polygon>
          <draw:polygon draw:style-name="gr8" draw:layer="layout" svg:width="0.639cm" svg:height="0.542cm" svg:x="0.955cm" svg:y="1.286cm" svg:viewBox="0 0 640 543" draw:points="640,169 0,543 0,373 640,0">
            <text:p/>
          </draw:polygon>
          <draw:polygon draw:style-name="gr7" draw:layer="layout" svg:width="0.639cm" svg:height="0.542cm" svg:x="0.955cm" svg:y="1.286cm" svg:viewBox="0 0 640 543" draw:points="640,169 0,543 0,373 640,0">
            <text:p/>
          </draw:polygon>
          <draw:polygon draw:style-name="gr8" draw:layer="layout" svg:width="0.679cm" svg:height="0.468cm" svg:x="0.936cm" svg:y="1.406cm" svg:viewBox="0 0 680 469" draw:points="680,71 0,469 0,397 680,0">
            <text:p/>
          </draw:polygon>
          <draw:polygon draw:style-name="gr7" draw:layer="layout" svg:width="0.679cm" svg:height="0.468cm" svg:x="0.936cm" svg:y="1.406cm" svg:viewBox="0 0 680 469" draw:points="680,71 0,469 0,397 680,0">
            <text:p/>
          </draw:polygon>
          <draw:polygon draw:style-name="gr9" draw:layer="layout" svg:width="0.18cm" svg:height="0.297cm" svg:x="1.217cm" svg:y="0.988cm" svg:viewBox="0 0 181 298" draw:points="75,164 0,298 0,0 181,109">
            <text:p/>
          </draw:polygon>
          <draw:polygon draw:style-name="gr9" draw:layer="layout" svg:width="0.065cm" svg:height="0.127cm" svg:x="1.285cm" svg:y="1.145cm" svg:viewBox="0 0 66 128" draw:points="0,15 51,128 66,113 13,0">
            <text:p/>
          </draw:polygon>
          <draw:polygon draw:style-name="gr10" draw:layer="layout" svg:width="0.065cm" svg:height="0.127cm" svg:x="1.285cm" svg:y="1.145cm" svg:viewBox="0 0 66 128" draw:points="0,15 51,128 66,113 13,0">
            <text:p/>
          </draw:polygon>
          <draw:polygon draw:style-name="gr11" draw:layer="layout" svg:width="0.349cm" svg:height="0.295cm" svg:x="0.676cm" svg:y="0.549cm" svg:viewBox="0 0 350 296" draw:points="174,0 350,103 245,103 245,296 104,296 104,103 0,103">
            <text:p/>
          </draw:polygon>
          <draw:polygon draw:style-name="gr11" draw:layer="layout" svg:width="0.5cm" svg:height="0.206cm" svg:x="0.984cm" svg:y="0.39cm" svg:viewBox="0 0 501 207" draw:points="501,103 326,207 326,144 0,144 0,62 326,62 326,0">
            <text:p/>
          </draw:polygon>
          <draw:polygon draw:style-name="gr11" draw:layer="layout" svg:width="0.349cm" svg:height="0.295cm" svg:x="0.676cm" svg:y="0.149cm" svg:viewBox="0 0 350 296" draw:points="174,296 0,192 104,192 104,0 245,0 245,192 350,192">
            <text:p/>
          </draw:polygon>
          <draw:polygon draw:style-name="gr11" draw:layer="layout" svg:width="0.5cm" svg:height="0.206cm" svg:x="0.216cm" svg:y="0.39cm" svg:viewBox="0 0 501 207" draw:points="0,103 174,0 174,62 501,62 501,144 174,144 174,207">
            <text:p/>
          </draw:polygon>
          <draw:polygon draw:style-name="gr12" draw:layer="layout" svg:width="0.35cm" svg:height="0.296cm" svg:x="0.666cm" svg:y="0.543cm" svg:viewBox="0 0 351 297" draw:points="175,0 351,103 245,103 245,297 105,297 105,103 0,103">
            <text:p/>
          </draw:polygon>
          <draw:polygon draw:style-name="gr12" draw:layer="layout" svg:width="0.501cm" svg:height="0.206cm" svg:x="0.975cm" svg:y="0.384cm" svg:viewBox="0 0 502 207" draw:points="502,103 326,207 326,145 0,145 0,62 326,62 326,0">
            <text:p/>
          </draw:polygon>
          <draw:polygon draw:style-name="gr12" draw:layer="layout" svg:width="0.35cm" svg:height="0.296cm" svg:x="0.666cm" svg:y="0.142cm" svg:viewBox="0 0 351 297" draw:points="175,297 0,193 105,193 105,0 245,0 245,193 351,193">
            <text:p/>
          </draw:polygon>
          <draw:polygon draw:style-name="gr12" draw:layer="layout" svg:width="0.5cm" svg:height="0.206cm" svg:x="0.207cm" svg:y="0.384cm" svg:viewBox="0 0 501 207" draw:points="0,103 174,0 174,62 501,62 501,145 174,145 174,207">
            <text:p/>
          </draw:polygon>
          <draw:polygon draw:style-name="gr13" draw:layer="layout" svg:width="0.264cm" svg:height="0.623cm" svg:x="0.289cm" svg:y="1.045cm" svg:viewBox="0 0 265 624" draw:points="265,149 264,624 0,474 0,0">
            <text:p/>
          </draw:polygon>
          <draw:polygon draw:style-name="gr13" draw:layer="layout" svg:width="0.167cm" svg:height="0.183cm" svg:x="0.336cm" svg:y="1.121cm" svg:viewBox="0 0 168 184" draw:points="168,184 1,86 0,0 167,97">
            <text:p/>
          </draw:polygon>
          <draw:polygon draw:style-name="gr14" draw:layer="layout" svg:width="0.167cm" svg:height="0.183cm" svg:x="0.336cm" svg:y="1.121cm" svg:viewBox="0 0 168 184" draw:points="168,184 1,86 0,0 167,97">
            <text:p/>
          </draw:polygon>
          <draw:polygon draw:style-name="gr15" draw:layer="layout" svg:width="0.169cm" svg:height="0.313cm" svg:x="0.339cm" svg:y="1.284cm" svg:viewBox="0 0 170 314" draw:points="170,314 2,216 0,0 167,97">
            <text:p/>
          </draw:polygon>
          <draw:polygon draw:style-name="gr14" draw:layer="layout" svg:width="0.169cm" svg:height="0.313cm" svg:x="0.339cm" svg:y="1.284cm" svg:viewBox="0 0 170 314" draw:points="170,314 2,216 0,0 167,97">
            <text:p/>
          </draw:polygon>
          <draw:polygon draw:style-name="gr15" draw:layer="layout" svg:width="0.375cm" svg:height="0.287cm" svg:x="0.24cm" svg:y="0.892cm" svg:viewBox="0 0 376 288" draw:points="235,123 236,124 237,124 237,125 238,125 239,127 241,128 241,130 243,132 244,135 246,138 246,142 248,146 249,151 250,156 252,209 364,288 376,255 342,163 324,148 308,135 293,123 281,113 269,104 259,96 250,89 243,84 237,79 232,75 228,72 224,70 222,69 220,67 219,67 219,67 188,48 187,47 184,46 180,44 174,42 167,39 159,35 150,32 139,28 130,24 119,20 108,16 97,12 86,8 76,5 71,3 66,2 62,1 57,0 5,34 0,80 115,125 116,83 116,80 116,78 117,76 118,74 119,74 119,72 120,71 121,70 122,70 123,69 124,69 125,68 126,68 127,68 128,68 129,68 131,68 133,69 135,70 137,70 139,71 140,72">
            <text:p/>
          </draw:polygon>
          <draw:line draw:style-name="gr14" draw:layer="layout" svg:x1="0.505cm" svg:y1="1.343cm" svg:x2="0.338cm" svg:y2="1.245cm">
            <text:p/>
          </draw:line>
          <draw:polygon draw:style-name="gr15" draw:layer="layout" svg:width="0.157cm" svg:height="0.235cm" svg:x="0.075cm" svg:y="0.872cm" svg:viewBox="0 0 158 236" draw:points="109,145 157,172 158,126 109,98 108,96 107,0 0,60 110,236 109,146">
            <text:p/>
          </draw:polygon>
          <draw:polygon draw:style-name="gr15" draw:layer="layout" svg:width="0.157cm" svg:height="0.235cm" svg:x="0.595cm" svg:y="1.412cm" svg:viewBox="0 0 158 236" draw:points="108,145 157,172 158,126 109,98 108,96 107,0 0,60 110,236 109,146">
            <text:p/>
          </draw:polygon>
          <draw:polygon draw:style-name="gr15" draw:layer="layout" svg:width="0.156cm" svg:height="0.235cm" svg:x="0.601cm" svg:y="1.138cm" svg:viewBox="0 0 157 236" draw:points="48,90 0,63 0,109 47,137 48,139 50,236 157,175 47,0 48,89">
            <text:p/>
          </draw:polygon>
          <draw:polygon draw:style-name="gr15" draw:layer="layout" svg:width="0.157cm" svg:height="0.235cm" svg:x="0.096cm" svg:y="1.128cm" svg:viewBox="0 0 158 236" draw:points="48,90 0,63 0,109 48,137 49,139 50,236 158,175 47,0 48,89">
            <text:p/>
          </draw:polygon>
          <draw:polygon draw:style-name="gr8" draw:layer="layout" svg:width="0.263cm" svg:height="0.622cm" svg:x="0.282cm" svg:y="1.04cm" svg:viewBox="0 0 264 623" draw:points="264,149 263,623 0,474 0,0">
            <text:p/>
          </draw:polygon>
          <draw:polygon draw:style-name="gr8" draw:layer="layout" svg:width="0.166cm" svg:height="0.183cm" svg:x="0.328cm" svg:y="1.116cm" svg:viewBox="0 0 167 184" draw:points="167,184 0,86 0,0 166,97">
            <text:p/>
          </draw:polygon>
          <draw:polygon draw:style-name="gr7" draw:layer="layout" svg:width="0.166cm" svg:height="0.183cm" svg:x="0.328cm" svg:y="1.116cm" svg:viewBox="0 0 167 184" draw:points="167,184 0,86 0,0 166,97">
            <text:p/>
          </draw:polygon>
          <draw:polygon draw:style-name="gr8" draw:layer="layout" svg:width="0.167cm" svg:height="0.313cm" svg:x="0.331cm" svg:y="1.279cm" svg:viewBox="0 0 168 314" draw:points="168,314 0,216 0,0 167,97">
            <text:p/>
          </draw:polygon>
          <draw:polygon draw:style-name="gr7" draw:layer="layout" svg:width="0.167cm" svg:height="0.313cm" svg:x="0.331cm" svg:y="1.279cm" svg:viewBox="0 0 168 314" draw:points="168,314 0,216 0,0 167,97">
            <text:p/>
          </draw:polygon>
          <draw:polygon draw:style-name="gr8" draw:layer="layout" svg:width="0.374cm" svg:height="0.288cm" svg:x="0.232cm" svg:y="0.886cm" svg:viewBox="0 0 375 289" draw:points="235,124 236,124 237,125 237,125 238,126 239,127 240,129 241,130 242,133 244,135 245,138 246,142 247,146 249,151 250,157 252,210 363,289 375,256 341,164 324,149 307,136 293,124 280,114 269,104 259,96 250,90 243,84 237,79 231,75 227,72 224,70 221,69 220,68 219,67 218,67 188,48 187,48 184,46 180,45 174,42 167,39 159,36 150,32 140,28 129,24 119,20 108,16 97,12 86,9 76,5 71,3 66,2 62,1 58,0 5,34 0,81 115,125 116,83 116,81 117,78 117,77 118,75 118,74 119,72 120,71 121,71 122,70 123,69 124,69 125,68 126,68 127,68 128,68 129,68 131,68 133,69 135,70 137,71 139,72 140,72">
            <text:p/>
          </draw:polygon>
          <draw:line draw:style-name="gr7" draw:layer="layout" svg:x1="0.497cm" svg:y1="1.337cm" svg:x2="0.33cm" svg:y2="1.239cm">
            <text:p/>
          </draw:line>
          <draw:polygon draw:style-name="gr8" draw:layer="layout" svg:width="0.157cm" svg:height="0.235cm" svg:x="0.067cm" svg:y="0.866cm" svg:viewBox="0 0 158 236" draw:points="108,145 157,172 158,126 109,98 108,96 107,0 0,60 110,236 109,146">
            <text:p/>
          </draw:polygon>
          <draw:polygon draw:style-name="gr8" draw:layer="layout" svg:width="0.157cm" svg:height="0.235cm" svg:x="0.587cm" svg:y="1.407cm" svg:viewBox="0 0 158 236" draw:points="109,145 157,172 158,125 109,98 108,96 107,0 0,60 110,236 109,146">
            <text:p/>
          </draw:polygon>
          <draw:polygon draw:style-name="gr8" draw:layer="layout" svg:width="0.157cm" svg:height="0.235cm" svg:x="0.593cm" svg:y="1.132cm" svg:viewBox="0 0 158 236" draw:points="48,90 0,63 0,109 48,136 49,139 50,236 158,175 47,0 48,89">
            <text:p/>
          </draw:polygon>
          <draw:polygon draw:style-name="gr8" draw:layer="layout" svg:width="0.157cm" svg:height="0.235cm" svg:x="0.088cm" svg:y="1.122cm" svg:viewBox="0 0 158 236" draw:points="48,90 0,63 0,109 48,137 49,139 50,236 158,175 47,0 48,8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ICS</dc:title>
    <meta:creation-date>2011-02-07T16:35:42</meta:creation-date>
    <meta:editing-duration>P0D</meta:editing-duration>
    <meta:editing-cycles>1</meta:editing-cycles>
    <meta:document-statistic meta:object-count="60"/>
    <meta:generator>OpenOffice.org/3.3$Linux OpenOffice.org_project/330m20$Build-9567</meta:generator>
  </office:meta>
</office:document-meta>
</file>